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16cm" fo:min-width="2.56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15cm" fo:min-width="2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15cm" fo:min-width="2.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15cm" fo:min-width="0.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9cm" fo:min-width="0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05cm" fo:min-width="0.9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15cm" fo:min-width="2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05cm" fo:min-width="2.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7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cm" svg:height="2.4cm" svg:x="1.2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6cm" svg:height="2.4cm" svg:x="1.4cm" svg:y="1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97cm" svg:height="0.729cm" svg:x="1cm" svg:y="1cm">
          <draw:text-box>
            <text:p text:style-name="P3"><text:span text:style-name="T1">Symbols Key:</text:span></text:p>
          </draw:text-box>
        </draw:frame>
        <draw:frame draw:style-name="gr3" draw:text-style-name="P3" draw:layer="layout" svg:width="1.569cm" svg:height="0.729cm" svg:x="1.431cm" svg:y="4.271cm">
          <draw:text-box>
            <text:p text:style-name="P3">Entity</text:p>
          </draw:text-box>
        </draw:frame>
        <draw:custom-shape draw:style-name="gr4" draw:text-style-name="P1" draw:layer="layout" svg:width="3.3cm" svg:height="1.4cm" svg:x="1.2cm" svg:y="5.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034cm" svg:height="0.729cm" svg:x="1.266cm" svg:y="8.071cm">
          <draw:text-box>
            <text:p text:style-name="P3">Process</text:p>
          </draw:text-box>
        </draw:frame>
        <draw:custom-shape draw:style-name="gr5" draw:text-style-name="P1" draw:layer="layout" svg:width="1.4cm" svg:height="1.4cm" svg:x="6cm" svg:y="5.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cm" svg:y1="5.7cm" svg:x2="10.7cm" svg:y2="5.7cm">
          <text:p/>
        </draw:line>
        <draw:line draw:style-name="gr6" draw:text-style-name="P1" draw:layer="layout" svg:x1="6cm" svg:y1="7.1cm" svg:x2="10.8cm" svg:y2="7.1cm">
          <text:p/>
        </draw:line>
        <draw:line draw:style-name="gr7" draw:text-style-name="P1" draw:layer="layout" svg:x1="6.3cm" svg:y1="4.4cm" svg:x2="9.7cm" svg:y2="1.9cm">
          <text:p/>
        </draw:line>
        <draw:frame draw:style-name="gr3" draw:text-style-name="P3" draw:layer="layout" svg:width="3.004cm" svg:height="0.729cm" svg:x="5.996cm" svg:y="7.271cm">
          <draw:text-box>
            <text:p text:style-name="P3">Data Storage</text:p>
          </draw:text-box>
        </draw:frame>
        <draw:frame draw:style-name="gr8" draw:text-style-name="P3" draw:layer="layout" svg:width="2.411cm" svg:height="1.329cm" svg:x="5.9cm" svg:y="4.6cm">
          <draw:text-box>
            <text:p text:style-name="P3">Data Flow</text:p>
          </draw:text-box>
        </draw:frame>
        <draw:custom-shape draw:style-name="gr9" draw:text-style-name="P1" draw:layer="layout" svg:width="1.4cm" svg:height="1.3cm" svg:x="1.5cm" svg:y="18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5cm" svg:y1="18.9cm" svg:x2="6.3cm" svg:y2="18.9cm">
          <text:p/>
        </draw:line>
        <draw:line draw:style-name="gr6" draw:text-style-name="P1" draw:layer="layout" svg:x1="1.6cm" svg:y1="20.2cm" svg:x2="6.3cm" svg:y2="20.2cm">
          <text:p/>
        </draw:line>
        <draw:frame draw:style-name="gr3" draw:text-style-name="P3" draw:layer="layout" svg:width="2.339cm" svg:height="1.207cm" svg:x="3.161cm" svg:y="18.993cm">
          <draw:text-box>
            <text:p text:style-name="P3">Customer</text:p>
            <text:p text:style-name="P3">Enquiry</text:p>
          </draw:text-box>
        </draw:frame>
        <draw:line draw:style-name="gr7" draw:text-style-name="P1" draw:layer="layout" svg:x1="5.9cm" svg:y1="19.7cm" svg:x2="8.6cm" svg:y2="19.7cm">
          <text:p/>
        </draw:line>
        <draw:custom-shape draw:style-name="gr10" draw:text-style-name="P1" draw:layer="layout" svg:width="2.6cm" svg:height="2.4cm" svg:x="8.5cm" svg:y="18.7cm">
          <text:p text:style-name="P1"><text:span text:style-name="T1">Shahida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1.2cm" svg:y1="18.9cm" svg:x2="14.9cm" svg:y2="18.9cm">
          <text:p/>
        </draw:line>
        <draw:custom-shape draw:style-name="gr5" draw:text-style-name="P1" draw:layer="layout" svg:width="1.4cm" svg:height="1.4cm" svg:x="14.9cm" svg:y="18.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9cm" svg:y1="18.6cm" svg:x2="19.7cm" svg:y2="18.6cm">
          <text:p/>
        </draw:line>
        <draw:line draw:style-name="gr6" draw:text-style-name="P1" draw:layer="layout" svg:x1="14.9cm" svg:y1="20cm" svg:x2="19.7cm" svg:y2="20cm">
          <text:p/>
        </draw:line>
        <draw:frame draw:style-name="gr11" draw:text-style-name="P3" draw:layer="layout" svg:width="2.322cm" svg:height="0.729cm" svg:x="16.478cm" svg:y="18.9cm">
          <draw:text-box>
            <text:p text:style-name="P3">Database</text:p>
          </draw:text-box>
        </draw:frame>
        <draw:frame draw:style-name="gr12" draw:text-style-name="P3" draw:layer="layout" svg:width="2.669cm" svg:height="1.8cm" svg:x="6.1cm" svg:y="17.8cm">
          <draw:text-box>
            <text:p text:style-name="P3">Forename, </text:p>
            <text:p text:style-name="P3">Surname,</text:p>
            <text:p text:style-name="P3"><text:s/>Email</text:p>
          </draw:text-box>
        </draw:frame>
        <draw:custom-shape draw:style-name="gr13" draw:text-style-name="P1" draw:layer="layout" svg:width="2.7cm" svg:height="2.3cm" svg:x="8.5cm" svg:y="24cm">
          <text:p text:style-name="P1">Custome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1.1cm" svg:y1="23.8cm" svg:x2="11.1cm" svg:y2="21.1cm">
          <text:p/>
        </draw:line>
        <draw:frame draw:style-name="gr14" draw:text-style-name="P3" draw:layer="layout" svg:width="3.6cm" svg:height="2.163cm" svg:x="11.1cm" svg:y="21.537cm">
          <draw:text-box>
            <text:p text:style-name="P3">Address, </text:p>
            <text:p text:style-name="P3">Postcode, </text:p>
            <text:p text:style-name="P3">Phone Number</text:p>
          </draw:text-box>
        </draw:frame>
        <draw:frame draw:style-name="gr15" draw:text-style-name="P3" draw:layer="layout" svg:width="5.485cm" svg:height="1.885cm" svg:x="11.3cm" svg:y="17.315cm">
          <draw:text-box>
            <text:p text:style-name="P3">Forenane, Surname,</text:p>
            <text:p text:style-name="P3">Email, Address, Postcode,</text:p>
            <text:p text:style-name="P3">Phone Number</text:p>
          </draw:text-box>
        </draw:frame>
        <draw:line draw:style-name="gr7" draw:text-style-name="P1" draw:layer="layout" svg:x1="14.9cm" svg:y1="19.7cm" svg:x2="11.2cm" svg:y2="19.7cm">
          <text:p/>
        </draw:line>
        <draw:frame draw:style-name="gr3" draw:text-style-name="P3" draw:layer="layout" svg:width="2.293cm" svg:height="0.729cm" svg:x="12.1cm" svg:y="19.871cm">
          <draw:text-box>
            <text:p text:style-name="P3">Author ID</text:p>
          </draw:text-box>
        </draw:frame>
        <draw:line draw:style-name="gr7" draw:text-style-name="P1" draw:layer="layout" svg:x1="8.6cm" svg:y1="20.9cm" svg:x2="8.6cm" svg:y2="24cm">
          <text:p/>
        </draw:line>
        <draw:frame draw:style-name="gr3" draw:text-style-name="P3" draw:layer="layout" svg:width="1.852cm" svg:height="0.729cm" svg:x="6.648cm" svg:y="22.2cm">
          <draw:text-box>
            <text:p text:style-name="P3">Invoice</text:p>
          </draw:text-box>
        </draw:frame>
        <draw:line draw:style-name="gr7" draw:text-style-name="P1" draw:layer="layout" svg:x1="9cm" svg:y1="23.9cm" svg:x2="9cm" svg:y2="21cm">
          <text:p/>
        </draw:line>
        <draw:frame draw:style-name="gr16" draw:text-style-name="P3" draw:layer="layout" svg:width="2.178cm" svg:height="1cm" svg:x="8.9cm" svg:y="21.8cm">
          <draw:text-box>
            <text:p text:style-name="P3">Payment</text:p>
          </draw:text-box>
        </draw:frame>
        <draw:custom-shape draw:style-name="gr10" draw:text-style-name="P1" draw:layer="layout" svg:width="2.6cm" svg:height="2.4cm" svg:x="2.3cm" svg:y="12.7cm">
          <text:p text:style-name="P1"><text:span text:style-name="T1">Cover</text:span></text:p>
          <text:p text:style-name="P1"><text:span text:style-name="T1">Design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6cm" svg:height="2.4cm" svg:x="10.4cm" svg:y="12.7cm">
          <text:p text:style-name="P1"><text:span text:style-name="T1">Editor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cm" svg:y1="18.7cm" svg:x2="5.1cm" svg:y2="15.1cm">
          <text:p/>
        </draw:line>
        <draw:line draw:style-name="gr7" draw:text-style-name="P1" draw:layer="layout" svg:x1="5cm" svg:y1="14.4cm" svg:x2="9.6cm" svg:y2="18.7cm">
          <text:p/>
        </draw:line>
        <draw:line draw:style-name="gr7" draw:text-style-name="P1" draw:layer="layout" svg:x1="9.8cm" svg:y1="18.7cm" svg:x2="10.4cm" svg:y2="15.1cm">
          <text:p/>
        </draw:line>
        <draw:line draw:style-name="gr7" draw:text-style-name="P1" draw:layer="layout" svg:x1="11.4cm" svg:y1="15cm" svg:x2="10.8cm" svg:y2="18.9cm">
          <text:p/>
        </draw:line>
        <draw:frame draw:style-name="gr3" draw:text-style-name="P3" draw:layer="layout" svg:width="2.559cm" svg:height="1.207cm" svg:x="6.2cm" svg:y="14.7cm">
          <draw:text-box>
            <text:p text:style-name="P3">Completed</text:p>
            <text:p text:style-name="P3"><text:s/>Cover</text:p>
          </draw:text-box>
        </draw:frame>
        <draw:frame draw:style-name="gr17" draw:text-style-name="P3" draw:layer="layout" svg:width="2.2cm" svg:height="1.207cm" svg:x="4.9cm" svg:y="16cm">
          <draw:text-box>
            <text:p text:style-name="P3"><text:span text:style-name="T1">Cover Details</text:span></text:p>
          </draw:text-box>
        </draw:frame>
        <draw:frame draw:style-name="gr3" draw:text-style-name="P3" draw:layer="layout" svg:width="1.471cm" svg:height="0.729cm" svg:x="8.729cm" svg:y="16.4cm">
          <draw:text-box>
            <text:p text:style-name="P3">Book</text:p>
          </draw:text-box>
        </draw:frame>
        <draw:frame draw:style-name="gr3" draw:text-style-name="P3" draw:layer="layout" svg:width="2.674cm" svg:height="1.207cm" svg:x="11.2cm" svg:y="15.793cm">
          <draw:text-box>
            <text:p text:style-name="P3">Completed </text:p>
            <text:p text:style-name="P3">Boo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21:00:01.893000000</meta:creation-date>
    <dc:date>2014-09-30T21:29:17.644000000</dc:date>
    <meta:editing-duration>PT18S</meta:editing-duration>
    <meta:editing-cycles>1</meta:editing-cycles>
    <meta:document-statistic meta:object-count="44"/>
    <meta:generator>LibreOffice/4.3.2.2$Windows_x86 LibreOffice_project/edfb5295ba211bd31ad47d0bad0118690f76407d</meta:generator>
  </office:meta>
</office:document-meta>
</file>